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estPlan for Andro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2"/>
          <table:table-cell table:style-name="ce9">
            <text:p>Total High</text:p>
          </table:table-cell>
          <table:table-cell>
            <text:p>=SUMIF(C5:C139;"High";D5:D139)</text:p>
          </table:table-cell>
          <table:table-cell>
            <text:p>=SUMPRODUCT((C5:C139="High")*(E5:E139="x")*D5:D139)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">
            <text:p>Total Medium</text:p>
          </table:table-cell>
          <table:table-cell>
            <text:p>=SUMIF(C5:C139;"Medium";D5:D139)</text:p>
          </table:table-cell>
          <table:table-cell>
            <text:p>=SUMPRODUCT((C5:C139="Medium")*(E5:E139="x")*D5:D139)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3">
            <text:p>Total Low</text:p>
          </table:table-cell>
          <table:table-cell>
            <text:p>=SUMIF(C5:C139;"Low";D5:D139)</text:p>
          </table:table-cell>
          <table:table-cell>
            <text:p>=SUMPRODUCT((C5:C139="Low")*(E5:E139="x")*D5:D139)</text:p>
          </table:table-cell>
          <table:table-cell table:number-columns-repeated="57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C Count</text:p>
          </table:table-cell>
          <table:table-cell table:style-name="ce1">
            <text:p>ha.khuat</text:p>
          </table:table-cell>
          <table:table-cell table:style-name="ce1">
            <text:p>Path</text:p>
          </table:table-cell>
          <table:table-cell table:style-name="ce1" table:number-columns-repeated="7"/>
          <table:table-cell table:style-name="ce2" table:number-columns-repeated="2"/>
          <table:table-cell table:number-columns-repeated="47"/>
        </table:table-row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column table:style-name="co5" table:default-cell-style-name="ce2"/>
        <table:table-row>
          <table:table-cell table:style-name="ce16">
            <text:p>SNF_ADR_DAB_48</text:p>
          </table:table-cell>
          <table:table-cell table:style-name="ce16">
            <text:p>SniffTest - Update Dashboard tab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ashboard/GadgetTabs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48</text:p>
          </table:table-cell>
          <table:table-cell table:style-name="ce16">
            <text:p>SniffTest - Update Dashboard tab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GadgetTabs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48</text:p>
          </table:table-cell>
          <table:table-cell table:style-name="ce16">
            <text:p>SniffTest - Update Dashboard tab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GadgetTabs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AB_49</text:p>
          </table:table-cell>
          <table:table-cell table:style-name="Default">
            <text:p>SniffTest - View Gadget List 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ashboard/Ad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AB_49</text:p>
          </table:table-cell>
          <table:table-cell table:style-name="Default">
            <text:p>SniffTest - View Gadget List 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ashboard/Ad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AB_49</text:p>
          </table:table-cell>
          <table:table-cell table:style-name="Default">
            <text:p>SniffTest - View Gadget List 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ashboard/Ad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AB_50</text:p>
          </table:table-cell>
          <table:table-cell table:style-name="ce16">
            <text:p>SniffTest - Update Gadget List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50</text:p>
          </table:table-cell>
          <table:table-cell table:style-name="ce16">
            <text:p>SniffTest - Update Gadget List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50</text:p>
          </table:table-cell>
          <table:table-cell table:style-name="ce16">
            <text:p>SniffTest - Update Gadget List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AB_51</text:p>
          </table:table-cell>
          <table:table-cell table:style-name="Default">
            <text:p>SniffTest - View Content of Gadget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ashboard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AB_51</text:p>
          </table:table-cell>
          <table:table-cell table:style-name="Default">
            <text:p>SniffTest - View Content of Gadget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ashboard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AB_51</text:p>
          </table:table-cell>
          <table:table-cell table:style-name="Default">
            <text:p>SniffTest - View Content of Gadget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ashboard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AB_52</text:p>
          </table:table-cell>
          <table:table-cell table:style-name="ce16">
            <text:p>SniffTest - Edit Content of Gadget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52</text:p>
          </table:table-cell>
          <table:table-cell table:style-name="ce16">
            <text:p>SniffTest - Edit Content of Gadget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AB_52</text:p>
          </table:table-cell>
          <table:table-cell table:style-name="ce16">
            <text:p>SniffTest - Edit Content of Gadget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Updat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53</text:p>
          </table:table-cell>
          <table:table-cell table:style-name="Default">
            <text:p>SniffTest - View Documents application 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3</text:p>
          </table:table-cell>
          <table:table-cell table:style-name="Default">
            <text:p>SniffTest - View Documents application 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3</text:p>
          </table:table-cell>
          <table:table-cell table:style-name="Default">
            <text:p>SniffTest - View Documents application 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Launc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54</text:p>
          </table:table-cell>
          <table:table-cell table:style-name="ce16">
            <text:p>SniffTest - Close Documents application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Clos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4</text:p>
          </table:table-cell>
          <table:table-cell table:style-name="ce16">
            <text:p>SniffTest - Close Documents application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Clos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4</text:p>
          </table:table-cell>
          <table:table-cell table:style-name="ce16">
            <text:p>SniffTest - Close Documents application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Clos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55</text:p>
          </table:table-cell>
          <table:table-cell table:style-name="Default">
            <text:p>SniffTest - View Fold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Navigate/View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5</text:p>
          </table:table-cell>
          <table:table-cell table:style-name="Default">
            <text:p>SniffTest - View Fold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Navigate/View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5</text:p>
          </table:table-cell>
          <table:table-cell table:style-name="Default">
            <text:p>SniffTest - View Fold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Navigate/View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56</text:p>
          </table:table-cell>
          <table:table-cell table:style-name="ce16">
            <text:p>SniffTest - Back Folder List 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Back to Folder List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6</text:p>
          </table:table-cell>
          <table:table-cell table:style-name="ce16">
            <text:p>SniffTest - Back Folder List 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Back to Folder List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6</text:p>
          </table:table-cell>
          <table:table-cell table:style-name="ce16">
            <text:p>SniffTest - Back Folder List 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Back to Folder List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57</text:p>
          </table:table-cell>
          <table:table-cell table:style-name="Default">
            <text:p>SniffTest - View a File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View Conten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7</text:p>
          </table:table-cell>
          <table:table-cell table:style-name="Default">
            <text:p>SniffTest - View a File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View Conten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7</text:p>
          </table:table-cell>
          <table:table-cell table:style-name="Default">
            <text:p>SniffTest - View a File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View Conten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58</text:p>
          </table:table-cell>
          <table:table-cell table:style-name="ce16">
            <text:p>SniffTest - Open file in compatible installed app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Open fil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8</text:p>
          </table:table-cell>
          <table:table-cell table:style-name="ce16">
            <text:p>SniffTest - Open file in compatible installed app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Open fil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58</text:p>
          </table:table-cell>
          <table:table-cell table:style-name="ce16">
            <text:p>SniffTest - Open file in compatible installed app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Open fil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59</text:p>
          </table:table-cell>
          <table:table-cell table:style-name="Default">
            <text:p>SniffTest - View menu action of File/Fold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showing action dialo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9</text:p>
          </table:table-cell>
          <table:table-cell table:style-name="Default">
            <text:p>SniffTest - View menu action of File/Fold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showing action dialo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59</text:p>
          </table:table-cell>
          <table:table-cell table:style-name="Default">
            <text:p>SniffTest - View menu action of File/Fold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showing action dialo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60</text:p>
          </table:table-cell>
          <table:table-cell table:style-name="ce16">
            <text:p>SniffTest - Close menu action of File/Fold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closing action dialo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0</text:p>
          </table:table-cell>
          <table:table-cell table:style-name="ce16">
            <text:p>SniffTest - Close menu action of File/Fold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closing action dialo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0</text:p>
          </table:table-cell>
          <table:table-cell table:style-name="ce16">
            <text:p>SniffTest - Close menu action of File/Fold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closing action dialo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61</text:p>
          </table:table-cell>
          <table:table-cell table:style-name="Default">
            <text:p>SniffTest - Delete a File/Fold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Actions/Delet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61</text:p>
          </table:table-cell>
          <table:table-cell table:style-name="Default">
            <text:p>SniffTest - Delete a File/Fold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Actions/Delet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61</text:p>
          </table:table-cell>
          <table:table-cell table:style-name="Default">
            <text:p>SniffTest - Delete a File/Fold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Actions/Delet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62</text:p>
          </table:table-cell>
          <table:table-cell table:style-name="ce16">
            <text:p>SniffTest - Copy/Paste a File/Fold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Actions/Copy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2</text:p>
          </table:table-cell>
          <table:table-cell table:style-name="ce16">
            <text:p>SniffTest - Copy/Paste a File/Fold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Actions/Copy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2</text:p>
          </table:table-cell>
          <table:table-cell table:style-name="ce16">
            <text:p>SniffTest - Copy/Paste a File/Fold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Actions/Copy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DOC_63</text:p>
          </table:table-cell>
          <table:table-cell table:style-name="Default">
            <text:p>SniffTest - Cut/Paste a File/Fold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Documents/Actions/Mov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63</text:p>
          </table:table-cell>
          <table:table-cell table:style-name="Default">
            <text:p>SniffTest - Cut/Paste a File/Fold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Actions/Mov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DOC_63</text:p>
          </table:table-cell>
          <table:table-cell table:style-name="Default">
            <text:p>SniffTest - Cut/Paste a File/Fold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Documents/Actions/Mov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DOC_64</text:p>
          </table:table-cell>
          <table:table-cell table:style-name="ce16">
            <text:p>SniffTest - Take a Photo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Documents/Actions/Take Pictur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4</text:p>
          </table:table-cell>
          <table:table-cell table:style-name="ce16">
            <text:p>SniffTest - Take a Photo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Actions/Take Pictur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DOC_64</text:p>
          </table:table-cell>
          <table:table-cell table:style-name="ce16">
            <text:p>SniffTest - Take a Photo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ocuments/Actions/Take Picture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GUI_41</text:p>
          </table:table-cell>
          <table:table-cell table:style-name="Default">
            <text:p>SniffTest - Don't view User guide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User Guid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GUI_41</text:p>
          </table:table-cell>
          <table:table-cell table:style-name="Default">
            <text:p>SniffTest - Don't view User guide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User Guid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GUI_41</text:p>
          </table:table-cell>
          <table:table-cell table:style-name="Default">
            <text:p>SniffTest - Don't view User guide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User Guid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HOM_42</text:p>
          </table:table-cell>
          <table:table-cell table:style-name="ce16">
            <text:p>SniffTest - Show most recent 10 activity by tim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2</text:p>
          </table:table-cell>
          <table:table-cell table:style-name="ce16">
            <text:p>SniffTest - Show most recent 10 activity by tim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2</text:p>
          </table:table-cell>
          <table:table-cell table:style-name="ce16">
            <text:p>SniffTest - Show most recent 10 activity by tim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HOM_43</text:p>
          </table:table-cell>
          <table:table-cell table:style-name="Default">
            <text:p>SniffTest - Reload for most recent 10 activity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Home/Refres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HOM_43</text:p>
          </table:table-cell>
          <table:table-cell table:style-name="Default">
            <text:p>SniffTest - Reload for most recent 10 activity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Home/Refres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HOM_43</text:p>
          </table:table-cell>
          <table:table-cell table:style-name="Default">
            <text:p>SniffTest - Reload for most recent 10 activity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Home/Refresh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HOM_44</text:p>
          </table:table-cell>
          <table:table-cell table:style-name="ce16">
            <text:p>SniffTest - Button align vertically in landscape mode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4</text:p>
          </table:table-cell>
          <table:table-cell table:style-name="ce16">
            <text:p>SniffTest - Button align vertically in landscape mode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4</text:p>
          </table:table-cell>
          <table:table-cell table:style-name="ce16">
            <text:p>SniffTest - Button align vertically in landscape mode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Home Scree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HOM_45</text:p>
          </table:table-cell>
          <table:table-cell table:style-name="Default">
            <text:p>SniffTest - Back application that opening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Application/Back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HOM_45</text:p>
          </table:table-cell>
          <table:table-cell table:style-name="Default">
            <text:p>SniffTest - Back application that opening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Application/Back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HOM_45</text:p>
          </table:table-cell>
          <table:table-cell table:style-name="Default">
            <text:p>SniffTest - Back application that opening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Application/Back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HOM_46</text:p>
          </table:table-cell>
          <table:table-cell table:style-name="ce16">
            <text:p>SniffTest - View Dashboard tab</text:p>
          </table:table-cell>
          <table:table-cell table:style-name="ce16">
            <text:p>High</text:p>
          </table:table-cell>
          <table:table-cell office:value-type="float" office:value="2" table:style-name="ce17">
            <text:p>2.00</text:p>
          </table:table-cell>
          <table:table-cell table:style-name="ce16"/>
          <table:table-cell table:style-name="ce16">
            <text:p>Mobile/Android/Dashboard/GadgetTabs/View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6</text:p>
          </table:table-cell>
          <table:table-cell table:style-name="ce16">
            <text:p>SniffTest - View Dashboard tab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GadgetTabs/View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HOM_46</text:p>
          </table:table-cell>
          <table:table-cell table:style-name="ce16">
            <text:p>SniffTest - View Dashboard tab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Dashboard/GadgetTabs/View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LAG_37</text:p>
          </table:table-cell>
          <table:table-cell table:style-name="Default">
            <text:p>SniffTest - Setting language</text:p>
          </table:table-cell>
          <table:table-cell table:style-name="Default">
            <text:p>High</text:p>
          </table:table-cell>
          <table:table-cell office:value-type="float" office:value="4" table:style-name="Default">
            <text:p>4.00</text:p>
          </table:table-cell>
          <table:table-cell table:style-name="Default"/>
          <table:table-cell table:style-name="Default">
            <text:p>Mobile/Android/Setting Languag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AG_37</text:p>
          </table:table-cell>
          <table:table-cell table:style-name="Default">
            <text:p>SniffTest - Setting language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tting Languag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AG_37</text:p>
          </table:table-cell>
          <table:table-cell table:style-name="Default">
            <text:p>SniffTest - Setting language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tting Languag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LGN_01</text:p>
          </table:table-cell>
          <table:table-cell table:style-name="ce16">
            <text:p>SniffTest - Sign in an eXo server with valid user/password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Login/Authenticate Vali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1</text:p>
          </table:table-cell>
          <table:table-cell table:style-name="ce16">
            <text:p>SniffTest - Sign in an eXo server with valid user/password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Authenticate Vali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1</text:p>
          </table:table-cell>
          <table:table-cell table:style-name="ce16">
            <text:p>SniffTest - Sign in an eXo server with valid user/password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Authenticate Vali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LGN_02</text:p>
          </table:table-cell>
          <table:table-cell table:style-name="Default">
            <text:p>SniffTest - Sign in an eXo server with invalid user name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Login/Invalid User Nam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2</text:p>
          </table:table-cell>
          <table:table-cell table:style-name="Default">
            <text:p>SniffTest - Sign in an eXo server with invalid user name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in/Invalid User Nam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2</text:p>
          </table:table-cell>
          <table:table-cell table:style-name="Default">
            <text:p>SniffTest - Sign in an eXo server with invalid user name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in/Invalid User Name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LGN_03</text:p>
          </table:table-cell>
          <table:table-cell table:style-name="ce16">
            <text:p>SniffTest - Sign in an eXo server with invalid password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Login/Invalid Passwor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3</text:p>
          </table:table-cell>
          <table:table-cell table:style-name="ce16">
            <text:p>SniffTest - Sign in an eXo server with invalid password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Invalid Passwor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3</text:p>
          </table:table-cell>
          <table:table-cell table:style-name="ce16">
            <text:p>SniffTest - Sign in an eXo server with invalid password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Invalid Password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LGN_04</text:p>
          </table:table-cell>
          <table:table-cell table:style-name="Default">
            <text:p>SniffTest - Sign in an eXo server with blank user/password</text:p>
          </table:table-cell>
          <table:table-cell table:style-name="Default">
            <text:p>High</text:p>
          </table:table-cell>
          <table:table-cell office:value-type="float" office:value="2" table:style-name="Default">
            <text:p>2.00</text:p>
          </table:table-cell>
          <table:table-cell table:style-name="Default"/>
          <table:table-cell table:style-name="Default">
            <text:p>Mobile/Android/Login/Invalid passwor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4</text:p>
          </table:table-cell>
          <table:table-cell table:style-name="Default">
            <text:p>SniffTest - Sign in an eXo server with blank user/password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in/Invalid passwor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4</text:p>
          </table:table-cell>
          <table:table-cell table:style-name="Default">
            <text:p>SniffTest - Sign in an eXo server with blank user/password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in/Invalid password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LGN_06</text:p>
          </table:table-cell>
          <table:table-cell table:style-name="ce16">
            <text:p>SniffTest - Sign in an eXo server when no network connection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Login/No Connectio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6</text:p>
          </table:table-cell>
          <table:table-cell table:style-name="ce16">
            <text:p>SniffTest - Sign in an eXo server when no network connection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No Connectio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N_06</text:p>
          </table:table-cell>
          <table:table-cell table:style-name="ce16">
            <text:p>SniffTest - Sign in an eXo server when no network connection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No Connection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LGN_07</text:p>
          </table:table-cell>
          <table:table-cell table:style-name="Default">
            <text:p>SniffTest - Logout of the Home page with Logout button</text:p>
          </table:table-cell>
          <table:table-cell table:style-name="Default">
            <text:p>High</text:p>
          </table:table-cell>
          <table:table-cell office:value-type="float" office:value="2" table:style-name="Default">
            <text:p>2.00</text:p>
          </table:table-cell>
          <table:table-cell table:style-name="Default"/>
          <table:table-cell table:style-name="Default">
            <text:p>Mobile/Android/Logou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7</text:p>
          </table:table-cell>
          <table:table-cell table:style-name="Default">
            <text:p>SniffTest - Logout of the Home page with Logout button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ou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LGN_07</text:p>
          </table:table-cell>
          <table:table-cell table:style-name="Default">
            <text:p>SniffTest - Logout of the Home page with Logout button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Logout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LGO_09</text:p>
          </table:table-cell>
          <table:table-cell table:style-name="ce16">
            <text:p>SniffTest - Rotate devices while signing in eXo serv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Login/Rotate Devices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O_09</text:p>
          </table:table-cell>
          <table:table-cell table:style-name="ce16">
            <text:p>SniffTest - Rotate devices while signing in eXo serv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Rotate Devices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LGO_09</text:p>
          </table:table-cell>
          <table:table-cell table:style-name="ce16">
            <text:p>SniffTest - Rotate devices while signing in eXo serv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Login/Rotate Devices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NEW_65</text:p>
          </table:table-cell>
          <table:table-cell table:style-name="Default">
            <text:p>SniffTest - Display Activities stream</text:p>
          </table:table-cell>
          <table:table-cell table:style-name="Default">
            <text:p>High</text:p>
          </table:table-cell>
          <table:table-cell office:value-type="float" office:value="25" table:style-name="Default">
            <text:p>25.00</text:p>
          </table:table-cell>
          <table:table-cell table:style-name="Default"/>
          <table:table-cell table:style-name="Default">
            <text:p>Mobile/Android/News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NEW_65</text:p>
          </table:table-cell>
          <table:table-cell table:style-name="Default">
            <text:p>SniffTest - Display Activities stream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News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NEW_65</text:p>
          </table:table-cell>
          <table:table-cell table:style-name="Default">
            <text:p>SniffTest - Display Activities stream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News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P30_90</text:p>
          </table:table-cell>
          <table:table-cell table:style-name="ce16">
            <text:p>SniffTest - with PLF-3.0.xSign in an eXo server 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CheckWithPLF-3.0.x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P30_90</text:p>
          </table:table-cell>
          <table:table-cell table:style-name="ce16">
            <text:p>SniffTest - with PLF-3.0.xSign in an eXo server 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CheckWithPLF-3.0.x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P30_90</text:p>
          </table:table-cell>
          <table:table-cell table:style-name="ce16">
            <text:p>SniffTest - with PLF-3.0.xSign in an eXo server 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CheckWithPLF-3.0.x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10</text:p>
          </table:table-cell>
          <table:table-cell table:style-name="Default">
            <text:p>SniffTest - Display Setting screen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Settin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0</text:p>
          </table:table-cell>
          <table:table-cell table:style-name="Default">
            <text:p>SniffTest - Display Setting screen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ttin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0</text:p>
          </table:table-cell>
          <table:table-cell table:style-name="Default">
            <text:p>SniffTest - Display Setting screen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tting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11</text:p>
          </table:table-cell>
          <table:table-cell table:style-name="ce16">
            <text:p>SniffTest - Change serv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Server List/Change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11</text:p>
          </table:table-cell>
          <table:table-cell table:style-name="ce16">
            <text:p>SniffTest - Change serv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Change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11</text:p>
          </table:table-cell>
          <table:table-cell table:style-name="ce16">
            <text:p>SniffTest - Change serv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Change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12</text:p>
          </table:table-cell>
          <table:table-cell table:style-name="Default">
            <text:p>SniffTest - Try to modify the selected server after being authenticate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Server List/Modify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2</text:p>
          </table:table-cell>
          <table:table-cell table:style-name="Default">
            <text:p>SniffTest - Try to modify the selected server after being authenticate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Modify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2</text:p>
          </table:table-cell>
          <table:table-cell table:style-name="Default">
            <text:p>SniffTest - Try to modify the selected server after being authenticate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Modify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13</text:p>
          </table:table-cell>
          <table:table-cell table:style-name="ce16">
            <text:p>SniffTest - Try to delete the selected server after being authenticate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Server List/Delete 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13</text:p>
          </table:table-cell>
          <table:table-cell table:style-name="ce16">
            <text:p>SniffTest - Try to delete the selected server after being authenticate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Delete 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13</text:p>
          </table:table-cell>
          <table:table-cell table:style-name="ce16">
            <text:p>SniffTest - Try to delete the selected server after being authenticate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Delete 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14</text:p>
          </table:table-cell>
          <table:table-cell table:style-name="Default">
            <text:p>SniffTest - Add a server into the list</text:p>
          </table:table-cell>
          <table:table-cell table:style-name="Default">
            <text:p>High</text:p>
          </table:table-cell>
          <table:table-cell office:value-type="float" office:value="6" table:style-name="Default">
            <text:p>6.00</text:p>
          </table:table-cell>
          <table:table-cell table:style-name="Default"/>
          <table:table-cell table:style-name="Default">
            <text:p>Mobile/Android/Server List/Add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4</text:p>
          </table:table-cell>
          <table:table-cell table:style-name="Default">
            <text:p>SniffTest - Add a server into the list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14</text:p>
          </table:table-cell>
          <table:table-cell table:style-name="Default">
            <text:p>SniffTest - Add a server into the list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20</text:p>
          </table:table-cell>
          <table:table-cell table:style-name="ce16">
            <text:p>SniffTest - Add an existing server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Server List/Add existing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0</text:p>
          </table:table-cell>
          <table:table-cell table:style-name="ce16">
            <text:p>SniffTest - Add an existing serv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Add existing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0</text:p>
          </table:table-cell>
          <table:table-cell table:style-name="ce16">
            <text:p>SniffTest - Add an existing serv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Add existing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21</text:p>
          </table:table-cell>
          <table:table-cell table:style-name="Default">
            <text:p>SniffTest - Add a blank serv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Server List/Add blank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21</text:p>
          </table:table-cell>
          <table:table-cell table:style-name="Default">
            <text:p>SniffTest - Add a blank serv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blank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21</text:p>
          </table:table-cell>
          <table:table-cell table:style-name="Default">
            <text:p>SniffTest - Add a blank serv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blank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22</text:p>
          </table:table-cell>
          <table:table-cell table:style-name="ce16">
            <text:p>SniffTest - Add an existing server URL</text:p>
          </table:table-cell>
          <table:table-cell table:style-name="ce16">
            <text:p>High</text:p>
          </table:table-cell>
          <table:table-cell office:value-type="float" office:value="1" table:style-name="ce17">
            <text:p>1.00</text:p>
          </table:table-cell>
          <table:table-cell table:style-name="ce16"/>
          <table:table-cell table:style-name="ce16">
            <text:p>Mobile/Android/Server List/Add existing URL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2</text:p>
          </table:table-cell>
          <table:table-cell table:style-name="ce16">
            <text:p>SniffTest - Add an existing server URL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Add existing URL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2</text:p>
          </table:table-cell>
          <table:table-cell table:style-name="ce16">
            <text:p>SniffTest - Add an existing server URL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Add existing URL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23</text:p>
          </table:table-cell>
          <table:table-cell table:style-name="Default">
            <text:p>SniffTest - Add a blank server URL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Server List/Add blank URL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23</text:p>
          </table:table-cell>
          <table:table-cell table:style-name="Default">
            <text:p>SniffTest - Add a blank server URL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blank URL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23</text:p>
          </table:table-cell>
          <table:table-cell table:style-name="Default">
            <text:p>SniffTest - Add a blank server URL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Add blank URL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24</text:p>
          </table:table-cell>
          <table:table-cell table:style-name="ce16">
            <text:p>SniffTest - Edit a server</text:p>
          </table:table-cell>
          <table:table-cell table:style-name="ce16">
            <text:p>High</text:p>
          </table:table-cell>
          <table:table-cell office:value-type="float" office:value="6" table:style-name="ce17">
            <text:p>6.00</text:p>
          </table:table-cell>
          <table:table-cell table:style-name="ce16"/>
          <table:table-cell table:style-name="ce16">
            <text:p>Mobile/Android/Server List/Edit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4</text:p>
          </table:table-cell>
          <table:table-cell table:style-name="ce16">
            <text:p>SniffTest - Edit a server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Edit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24</text:p>
          </table:table-cell>
          <table:table-cell table:style-name="ce16">
            <text:p>SniffTest - Edit a server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rver List/Edit Server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Default">
            <text:p>SNF_ADR_SET_30</text:p>
          </table:table-cell>
          <table:table-cell table:style-name="Default">
            <text:p>SniffTest - Delete a server</text:p>
          </table:table-cell>
          <table:table-cell table:style-name="Default">
            <text:p>High</text:p>
          </table:table-cell>
          <table:table-cell office:value-type="float" office:value="1" table:style-name="Default">
            <text:p>1.00</text:p>
          </table:table-cell>
          <table:table-cell table:style-name="Default"/>
          <table:table-cell table:style-name="Default">
            <text:p>Mobile/Android/Server List/Delete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30</text:p>
          </table:table-cell>
          <table:table-cell table:style-name="Default">
            <text:p>SniffTest - Delete a server</text:p>
          </table:table-cell>
          <table:table-cell table:style-name="Default">
            <text:p>Medium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Delete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Default">
            <text:p>SNF_ADR_SET_30</text:p>
          </table:table-cell>
          <table:table-cell table:style-name="Default">
            <text:p>SniffTest - Delete a server</text:p>
          </table:table-cell>
          <table:table-cell table:style-name="Default">
            <text:p>Low</text:p>
          </table:table-cell>
          <table:table-cell office:value-type="float" office:value="0" table:style-name="Default">
            <text:p>0.00</text:p>
          </table:table-cell>
          <table:table-cell table:style-name="Default"/>
          <table:table-cell table:style-name="Default">
            <text:p>Mobile/Android/Server List/Delete Server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>
          <table:table-cell table:style-name="ce16">
            <text:p>SNF_ADR_SET_31</text:p>
          </table:table-cell>
          <table:table-cell table:style-name="ce16">
            <text:p>SniffTest - Set Remember my filter ON</text:p>
          </table:table-cell>
          <table:table-cell table:style-name="ce16">
            <text:p>High</text:p>
          </table:table-cell>
          <table:table-cell office:value-type="float" office:value="6" table:style-name="ce17">
            <text:p>6.00</text:p>
          </table:table-cell>
          <table:table-cell table:style-name="ce16"/>
          <table:table-cell table:style-name="ce16">
            <text:p>Mobile/Android/Settin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31</text:p>
          </table:table-cell>
          <table:table-cell table:style-name="ce16">
            <text:p>SniffTest - Set Remember my filter ON</text:p>
          </table:table-cell>
          <table:table-cell table:style-name="ce16">
            <text:p>Medium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ttin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  <table:table-row>
          <table:table-cell table:style-name="ce16">
            <text:p>SNF_ADR_SET_31</text:p>
          </table:table-cell>
          <table:table-cell table:style-name="ce16">
            <text:p>SniffTest - Set Remember my filter ON</text:p>
          </table:table-cell>
          <table:table-cell table:style-name="ce16">
            <text:p>Low</text:p>
          </table:table-cell>
          <table:table-cell office:value-type="float" office:value="0" table:style-name="ce17">
            <text:p>0.00</text:p>
          </table:table-cell>
          <table:table-cell table:style-name="ce16"/>
          <table:table-cell table:style-name="ce16">
            <text:p>Mobile/Android/Setting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6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25T16:40:21</dc:date>
    <dc:creator>exoplatform </dc:creator>
    <meta:editing-duration>PT02H17M27S</meta:editing-duration>
    <meta:editing-cycles>18</meta:editing-cycles>
    <meta:generator>OpenOffice.org/3.1$Linux OpenOffice.org_project/310m19$Build-9420</meta:generator>
    <meta:document-statistic meta:table-count="2" meta:cell-count="4" meta:object-count="0"/>
    <meta:user-defined meta:name="Info 1"/>
    <meta:user-defined meta:name="Info 2"/>
    <meta:user-defined meta:name="Info 3"/>
    <meta:user-defined meta:name="Info 4"/>
  </office:meta>
</office:document-meta>
</file>